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A77F84D59B93B292.png" manifest:media-type="image/png"/>
  <manifest:file-entry manifest:full-path="Pictures/10000000000004000000030040365C7D492A3E71.png" manifest:media-type="image/png"/>
  <manifest:file-entry manifest:full-path="Pictures/100000000000040000000300BF525C9357EBF18A.png" manifest:media-type="image/png"/>
  <manifest:file-entry manifest:full-path="Pictures/100000000000040000000300F49A04C0323EE4EF.png" manifest:media-type="image/png"/>
  <manifest:file-entry manifest:full-path="Pictures/1000000000000400000003004C825712639D83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A77F84D59B93B2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8cm" svg:height="21cm" svg:x="0cm" svg:y="0cm">
          <draw:image xlink:href="Pictures/10000000000004000000030040365C7D492A3E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8cm" svg:height="21cm" svg:x="0cm" svg:y="0cm">
          <draw:image xlink:href="Pictures/100000000000040000000300BF525C9357EBF1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8cm" svg:height="21.001cm" svg:x="0cm" svg:y="0cm">
          <draw:image xlink:href="Pictures/1000000000000400000003004C825712639D83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8cm" svg:height="21cm" svg:x="0cm" svg:y="0.001cm">
          <draw:image xlink:href="Pictures/100000000000040000000300F49A04C0323EE4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chim Wytrzyszczak</meta:initial-creator>
    <meta:creation-date>2017-05-21T06:00:51.730681633</meta:creation-date>
    <dc:date>2017-05-21T07:02:52.504142196</dc:date>
    <dc:creator>Joachim Wytrzyszczak</dc:creator>
    <meta:editing-duration>PT1M8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